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3247" officeooo:paragraph-rsid="00183247"/>
    </style:style>
    <style:style style:name="P2" style:family="paragraph" style:parent-style-name="Standard">
      <style:text-properties officeooo:paragraph-rsid="0018324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183247" officeooo:paragraph-rsid="00183247"/>
    </style:style>
    <style:style style:name="P4" style:family="paragraph" style:parent-style-name="Standard">
      <style:paragraph-properties fo:text-align="start" style:justify-single-word="false"/>
      <style:text-properties style:text-underline-style="none" officeooo:rsid="00183247" officeooo:paragraph-rsid="001ecda0"/>
    </style:style>
    <style:style style:name="T1" style:family="text">
      <style:text-properties officeooo:rsid="00183247"/>
    </style:style>
    <style:style style:name="T2" style:family="text">
      <style:text-properties fo:font-variant="normal" fo:text-transform="none" fo:color="#000000" loext:opacity="100%" style:font-name="Arial" fo:font-size="9.60000038146973pt" fo:letter-spacing="normal" fo:font-style="normal" style:text-underline-style="solid" style:text-underline-width="auto" style:text-underline-color="font-color" fo:font-weight="normal" loext:padding="0cm" loext:border="none"/>
    </style:style>
    <style:style style:name="T3" style:family="text">
      <style:text-properties officeooo:rsid="001a61d7"/>
    </style:style>
    <style:style style:name="T4" style:family="text">
      <style:text-properties officeooo:rsid="001b51b4"/>
    </style:style>
    <style:style style:name="T5" style:family="text">
      <style:text-properties officeooo:rsid="001d1a0e"/>
    </style:style>
    <style:style style:name="T6" style:family="text">
      <style:text-properties officeooo:rsid="001fba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uid : </text:span><text:span text:style-name="T2">03137910</text:span> </text:p>
      <text:p text:style-name="P1">Lefebvre Nelson</text:p>
      <text:p text:style-name="P1"/>
      <text:p text:style-name="P3">Reading on AI: Modern Challenge: Winograd Schema Challenge</text:p>
      <text:p text:style-name="P3"/>
      <text:p text:style-name="P4">The <text:span text:style-name="T3">things</text:span> that struck me in the document, it is <text:span text:style-name="T3">the difficult</text:span><text:span text:style-name="T4">y</text:span><text:span text:style-name="T3"> of languages and</text:span> when the text talks about the interpretation of the language with the schema of Winograd <text:span text:style-name="T3">etc.</text:span>.but above all how we can interpret these sentences. A language is a very complex medium that can call upon various notions (cultural notions, subjects that differ, the region in which the language is spoken…) That we group in a very specific category of AI: Natural language processing.</text:p>
      <text:p text:style-name="P4"/>
      <text:p text:style-name="P4">In my 3rd year internship project, I had to create an AI capable of listening to a spoken word to determine if an audio recording corresponded to a weather report in order to retransmit it to the interlocutor. And we opted for a very archaic analysis that determined if the words in a database were in the retransmission of the oral into text. The problem being that the subject can differ but be close to the context. The example we found was the analysis of a context in a book story that may use a description of the weather, without being the weather. The problem is almost the same with Winograd's scheme since often the problem of interpretation is the notion of the text, for example with the wrong interpretation of carcinogen and <text:span text:style-name="T6">pregnant</text:span>.</text:p>
      <text:p text:style-name="P4"/>
      <text:p text:style-name="P4">But we were also told in a meeting in our university about the retransmission of information for the blind <text:span text:style-name="T5">people</text:span>. <text:span text:style-name="T5">O</text:span>ne of the big problems in natural language processing is the retranscription of spoken text since the accent, the semantics and the different voices (robotic or more natural) can influence the interpretation of the retranscribed sentence.</text:p>
      <text:p text:style-name="P4"/>
      <text:p text:style-name="P4">To conclude we can say that the human languages whether it is English or another <text:span text:style-name="T6">it’</text:span>s very complex and calls different orders in the interpretation, cultural notion etc.. And AI has to use several notions to try to interpret the sentences of an interlocutor.</text:p>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5T16:02:39.841000000</meta:creation-date>
    <meta:editing-duration>PT5M35S</meta:editing-duration>
    <meta:editing-cycles>3</meta:editing-cycles>
    <meta:generator>LibreOffice/7.3.0.3$Windows_X86_64 LibreOffice_project/0f246aa12d0eee4a0f7adcefbf7c878fc2238db3</meta:generator>
    <dc:date>2022-03-05T16:48:48.397000000</dc:date>
    <meta:document-statistic meta:table-count="0" meta:image-count="0" meta:object-count="0" meta:page-count="1" meta:paragraph-count="7" meta:word-count="325" meta:character-count="1910" meta:non-whitespace-character-count="1591"/>
  </office:meta>
</office:document-meta>
</file>